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bca" officeooo:paragraph-rsid="001a2bca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a2bca" officeooo:paragraph-rsid="001a2bc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ae52b" officeooo:paragraph-rsid="001ae52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c31c0" officeooo:paragraph-rsid="001c31c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c50de" officeooo:paragraph-rsid="001c50d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b2351" officeooo:paragraph-rsid="001b235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b9171" officeooo:paragraph-rsid="001b9171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fee62" officeooo:paragraph-rsid="003977bc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5ac60" officeooo:paragraph-rsid="003977bc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a239d" officeooo:paragraph-rsid="003977bc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144bd" officeooo:paragraph-rsid="003977bc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eacfd" officeooo:paragraph-rsid="003977b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20828" officeooo:paragraph-rsid="003977bc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2bd05" officeooo:paragraph-rsid="003977bc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officeooo:rsid="0032bd05" officeooo:paragraph-rsid="003977bc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officeooo:rsid="003b18a9" officeooo:paragraph-rsid="003b18a9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officeooo:rsid="003cbc1d" officeooo:paragraph-rsid="003cbc1d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none" officeooo:rsid="003e3ac6" officeooo:paragraph-rsid="003e3ac6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officeooo:rsid="0042ee36" officeooo:paragraph-rsid="0042ee36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officeooo:rsid="00455945" officeooo:paragraph-rsid="00455945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none" officeooo:rsid="0049e4f3" officeooo:paragraph-rsid="0049e4f3"/>
    </style:style>
    <style:style style:name="P22" style:family="paragraph" style:parent-style-name="Standard" style:list-style-name="L1">
      <style:paragraph-properties fo:text-align="start" style:justify-single-word="false"/>
      <style:text-properties style:text-underline-style="none" officeooo:rsid="004a01ed" officeooo:paragraph-rsid="004a01ed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officeooo:rsid="004dfe89" officeooo:paragraph-rsid="004dfe89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none" officeooo:rsid="004ee577" officeooo:paragraph-rsid="004ee577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none" officeooo:rsid="0050bb6b" officeooo:paragraph-rsid="0050bb6b"/>
    </style:style>
    <style:style style:name="P26" style:family="paragraph" style:parent-style-name="Standard" style:list-style-name="L1">
      <style:paragraph-properties fo:text-align="start" style:justify-single-word="false"/>
      <style:text-properties style:text-underline-style="none" officeooo:rsid="00526c17" officeooo:paragraph-rsid="00526c17"/>
    </style:style>
    <style:style style:name="P27" style:family="paragraph" style:parent-style-name="Standard" style:list-style-name="L1">
      <style:paragraph-properties fo:text-align="start" style:justify-single-word="false"/>
      <style:text-properties style:text-underline-style="none" officeooo:rsid="00567135" officeooo:paragraph-rsid="00567135"/>
    </style:style>
    <style:style style:name="P28" style:family="paragraph" style:parent-style-name="Standard" style:list-style-name="L1">
      <style:paragraph-properties fo:text-align="start" style:justify-single-word="false"/>
      <style:text-properties style:text-underline-style="none" officeooo:rsid="0053428f" officeooo:paragraph-rsid="0053428f"/>
    </style:style>
    <style:style style:name="P29" style:family="paragraph" style:parent-style-name="Standard" style:list-style-name="L1">
      <style:paragraph-properties fo:text-align="start" style:justify-single-word="false"/>
      <style:text-properties style:text-underline-style="none" officeooo:rsid="0053428f" officeooo:paragraph-rsid="0057b12f"/>
    </style:style>
    <style:style style:name="P30" style:family="paragraph" style:parent-style-name="Standard" style:list-style-name="L1">
      <style:paragraph-properties fo:text-align="start" style:justify-single-word="false"/>
      <style:text-properties style:text-underline-style="none" officeooo:rsid="0057b12f" officeooo:paragraph-rsid="0057b12f"/>
    </style:style>
    <style:style style:name="P31" style:family="paragraph" style:parent-style-name="Standard" style:list-style-name="L1">
      <style:paragraph-properties fo:text-align="start" style:justify-single-word="false"/>
      <style:text-properties style:text-underline-style="none" officeooo:rsid="005c56ff" officeooo:paragraph-rsid="005c56ff"/>
    </style:style>
    <style:style style:name="P32" style:family="paragraph" style:parent-style-name="Standard" style:list-style-name="L1">
      <style:paragraph-properties fo:text-align="start" style:justify-single-word="false"/>
      <style:text-properties style:text-underline-style="none" officeooo:rsid="005f0d74" officeooo:paragraph-rsid="005f0d74"/>
    </style:style>
    <style:style style:name="P33" style:family="paragraph" style:parent-style-name="Standard" style:list-style-name="L1">
      <style:paragraph-properties fo:text-align="start" style:justify-single-word="false"/>
      <style:text-properties style:text-underline-style="none" officeooo:rsid="00607327" officeooo:paragraph-rsid="00607327"/>
    </style:style>
    <style:style style:name="P34" style:family="paragraph" style:parent-style-name="Standard" style:list-style-name="L1">
      <style:paragraph-properties fo:text-align="start" style:justify-single-word="false"/>
      <style:text-properties style:text-underline-style="none" officeooo:rsid="00621bc3" officeooo:paragraph-rsid="00621bc3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e55e5" officeooo:paragraph-rsid="001e55e5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3e3ac6" officeooo:paragraph-rsid="003e3ac6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40f52f" officeooo:paragraph-rsid="0040f52f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42ee36" officeooo:paragraph-rsid="0042ee36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4dfe89" officeooo:paragraph-rsid="004dfe89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4ee577" officeooo:paragraph-rsid="004ee577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50bb6b" officeooo:paragraph-rsid="0050bb6b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53428f" officeooo:paragraph-rsid="0057b12f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5c56ff" officeooo:paragraph-rsid="005c56ff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5f0d74" officeooo:paragraph-rsid="005f0d74"/>
    </style:style>
    <style:style style:name="T1" style:family="text">
      <style:text-properties officeooo:rsid="001db16b"/>
    </style:style>
    <style:style style:name="T2" style:family="text">
      <style:text-properties officeooo:rsid="00275e4a"/>
    </style:style>
    <style:style style:name="T3" style:family="text">
      <style:text-properties officeooo:rsid="0027d1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f3324"/>
    </style:style>
    <style:style style:name="T8" style:family="text">
      <style:text-properties style:text-underline-style="none" officeooo:rsid="00449659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officeooo:rsid="004e2cf7"/>
    </style:style>
    <style:style style:name="T11" style:family="text">
      <style:text-properties style:text-underline-style="none" officeooo:rsid="0051e54d"/>
    </style:style>
    <style:style style:name="T12" style:family="text">
      <style:text-properties style:text-underline-style="none" officeooo:rsid="0057b12f"/>
    </style:style>
    <style:style style:name="T13" style:family="text">
      <style:text-properties style:text-underline-style="none" officeooo:rsid="00589f62"/>
    </style:style>
    <style:style style:name="T14" style:family="text">
      <style:text-properties style:text-underline-style="none" officeooo:rsid="005d0fc6"/>
    </style:style>
    <style:style style:name="T15" style:family="text">
      <style:text-properties style:font-name="Liberation Serif1" officeooo:rsid="003722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5</text:p>
      <text:p text:style-name="P1"/>
      <text:list xml:id="list2045760765" text:style-name="L1">
        <text:list-item>
          <text:p text:style-name="P2">Immunity Basics</text:p>
          <text:list>
            <text:list-item>
              <text:p text:style-name="P2">Nearly everything in the environment teems with pathogens</text:p>
              <text:list>
                <text:list-item>
                  <text:p text:style-name="P2">Agents that cause disease </text:p>
                </text:list-item>
              </text:list>
            </text:list-item>
            <text:list-item>
              <text:p text:style-name="P2">Immune system<text:tab/></text:p>
              <text:list>
                <text:list-item>
                  <text:p text:style-name="P2">Body’s system of defenses against agents that cause disease </text:p>
                </text:list-item>
              </text:list>
            </text:list-item>
          </text:list>
        </text:list-item>
        <text:list-item>
          <text:p text:style-name="P3">Innate immunity</text:p>
          <text:list>
            <text:list-item>
              <text:p text:style-name="P3">The response is the same whether or not the pathogen has been previously encountered</text:p>
              <text:list>
                <text:list-item>
                  <text:p text:style-name="P4">Act immediately upon infection </text:p>
                </text:list-item>
              </text:list>
            </text:list-item>
            <text:list-item>
              <text:p text:style-name="P5">Invertebrates rely solely on innate immunity, which may consist of:</text:p>
              <text:list>
                <text:list-item>
                  <text:p text:style-name="P5"><text:span text:style-name="T1">E</text:span>xoskeleton and additional physical barriers </text:p>
                </text:list-item>
                <text:list-item>
                  <text:p text:style-name="P5"><text:span text:style-name="T1">L</text:span>ow pH and lysozyme </text:p>
                </text:list-item>
                <text:list-item>
                  <text:p text:style-name="P5"><text:span text:style-name="T1">I</text:span>mmune cells capable of phagocytosis </text:p>
                  <text:list>
                    <text:list-item>
                      <text:p text:style-name="P5">Cellular ingestion and digestion of foreign substances </text:p>
                    </text:list-item>
                  </text:list>
                </text:list-item>
              </text:list>
            </text:list-item>
            <text:list-item>
              <text:p text:style-name="P6">External barriers</text:p>
              <text:list>
                <text:list-item>
                  <text:p text:style-name="P6">Skin/exoskeleton</text:p>
                </text:list-item>
                <text:list-item>
                  <text:p text:style-name="P6">Acidic environment </text:p>
                </text:list-item>
              </text:list>
            </text:list-item>
            <text:list-item>
              <text:p text:style-name="P7">Internal barrier </text:p>
            </text:list-item>
            <text:list-item>
              <text:p text:style-name="P8">Primary Innate Response – Vertebrates</text:p>
              <text:list>
                <text:list-item>
                  <text:p text:style-name="P8">Barriers such as skin and mucous membranes </text:p>
                  <text:list>
                    <text:list-item>
                      <text:p text:style-name="P8">Epithelium</text:p>
                      <text:list>
                        <text:list-item>
                          <text:p text:style-name="P8">Keratin coating, protective hair</text:p>
                        </text:list-item>
                        <text:list-item>
                          <text:p text:style-name="P8">Resists abrasion and entry of pathogens </text:p>
                        </text:list-item>
                      </text:list>
                    </text:list-item>
                    <text:list-item>
                      <text:p text:style-name="P8">Glandular secretions </text:p>
                      <text:list>
                        <text:list-item>
                          <text:p text:style-name="P8">Flush microorganisms and chemicals from skin surface </text:p>
                        </text:list-item>
                        <text:list-item>
                          <text:p text:style-name="P8">Chemicals and enzymes such as lysozyme in tears and saliva, inhibit some microorganisms </text:p>
                        </text:list-item>
                      </text:list>
                    </text:list-item>
                    <text:list-item>
                      <text:p text:style-name="P8">Internal epithelia </text:p>
                      <text:list>
                        <text:list-item>
                          <text:p text:style-name="P8">e.g. gut lining: protected by mucus, stomach acid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Secon<text:span text:style-name="T3">d</text:span>ary Innate Response – Vertebrates </text:p>
              <text:list>
                <text:list-item>
                  <text:p text:style-name="P9">Non-specific defenses – target all invaders indiscriminately </text:p>
                  <text:list>
                    <text:list-item>
                      <text:p text:style-name="P9">Phagocytes </text:p>
                      <text:list>
                        <text:list-item>
                          <text:p text:style-name="P9">White blood cells that ingest </text:p>
                        </text:list-item>
                        <text:list-item>
                          <text:p text:style-name="P9">Particles, part of cells, entire cells </text:p>
                        </text:list-item>
                        <text:list-item>
                          <text:p text:style-name="P9">Types of:</text:p>
                          <text:list>
                            <text:list-item>
                              <text:p text:style-name="P9">Microphages</text:p>
                              <text:list>
                                <text:list-item>
                                  <text:p text:style-name="P9">Include neutrophils and eosi<text:span text:style-name="T2">no</text:span>phils </text:p>
                                </text:list-item>
                                <text:list-item>
                                  <text:p text:style-name="P9">Normally in blood but can leave bloodstream to enter infected and injured tissue</text:p>
                                </text:list-item>
                              </text:list>
                            </text:list-item>
                            <text:list-item>
                              <text:p text:style-name="P9">Macrophages</text:p>
                              <text:list>
                                <text:list-item>
                                  <text:p text:style-name="P9">Derived from monocytes</text:p>
                                </text:list-item>
                                <text:list-item>
                                  <text:p text:style-name="P9">Pervade almost every body tissue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Inflammation</text:p>
                      <text:list>
                        <text:list-item>
                          <text:p text:style-name="P10">Localized tissue response to injury with redness, swelling, heat, pain</text:p>
                        </text:list-item>
                        <text:list-item>
                          <text:p text:style-name="P10">Cause:</text:p>
                          <text:list>
                            <text:list-item>
                              <text:p text:style-name="P10">Triggered by damage to loose connective tissue or cell death </text:p>
                            </text:list-item>
                          </text:list>
                        </text:list-item>
                        <text:list-item>
                          <text:p text:style-name="P10">Effect:</text:p>
                          <text:list>
                            <text:list-item>
                              <text:p text:style-name="P10"><text:span text:style-name="T4">Mast cells</text:span> (basophils) secrete histamine and heparin</text:p>
                              <text:list>
                                <text:list-item>
                                  <text:p text:style-name="P10"><text:soft-page-break/>Initiate inflammatory response </text:p>
                                </text:list-item>
                              </text:list>
                            </text:list-item>
                            <text:list-item>
                              <text:p text:style-name="P10">Spread of pathogens is slowed down</text:p>
                              <text:list>
                                <text:list-item>
                                  <text:p text:style-name="P10">Specific defenses are activated </text:p>
                                </text:list-item>
                              </text:list>
                            </text:list-item>
                            <text:list-item>
                              <text:p text:style-name="P10">Regenerative processes are triggered </text:p>
                              <text:list>
                                <text:list-item>
                                  <text:p text:style-name="P10">Damaged tissues are repaired 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Mobilizes the innate immune response </text:p>
                          <text:list>
                            <text:list-item>
                              <text:p text:style-name="P12">Inflammation may be localized or widespread </text:p>
                            </text:list-item>
                            <text:list-item>
                              <text:p text:style-name="P12">Sometimes microorganisms get into the blood or release toxins that are carried throughout the body in the bloodstream </text:p>
                            </text:list-item>
                            <text:list-item>
                              <text:p text:style-name="P12">Bacterial infections can bring about an overwhelming systemic inflammatory response leading to septic shock, characterized by very high fever and low blood pressure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Fever</text:p>
                      <text:list>
                        <text:list-item>
                          <text:p text:style-name="P13">Continued elevation of body temperature above 37.2<text:span text:style-name="T15">°</text:span>C (99<text:span text:style-name="T15">°</text:span>F)</text:p>
                          <text:list>
                            <text:list-item>
                              <text:p text:style-name="P13">Triggered by macrophages, pathogens, bacterial toxins </text:p>
                            </text:list-item>
                            <text:list-item>
                              <text:p text:style-name="P13">Beneficial within limits (kills bugs)</text:p>
                              <text:list>
                                <text:list-item>
                                  <text:p text:style-name="P13">High fever (above 104<text:span text:style-name="T15">°</text:span>F) can damage tissues and organs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>
                <text:list-item>
                  <text:p text:style-name="P14">Tertiary Innate Response </text:p>
                  <text:list>
                    <text:list-item>
                      <text:p text:style-name="P14">Natural killer (NK) cells (lymphocytes) and others </text:p>
                      <text:list>
                        <text:list-item>
                          <text:p text:style-name="P14">Recognize and destroy cells bearing <text:span text:style-name="T5">abnormal antigens</text:span><text:span text:style-name="T6"> (e.g., cancer cells or cells infected with virus)</text:span></text:p>
                        </text:list-item>
                      </text:list>
                    </text:list-item>
                    <text:list-item>
                      <text:p text:style-name="P15">Interferons (like neighborhood watch)</text:p>
                      <text:list>
                        <text:list-item>
                          <text:p text:style-name="P15">Small proteins released by activated lymphocytes, macrophages, infected cells</text:p>
                        </text:list-item>
                        <text:list-item>
                          <text:p text:style-name="P15">Cause normal cells to produce antiviral compounds </text:p>
                        </text:list-item>
                        <text:list-item>
                          <text:p text:style-name="P15">May also stimulate macrophages and natural killer cells into action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Adaptive immunity</text:p>
          <text:list>
            <text:list-item>
              <text:p text:style-name="P3">Found only in vertebrates; previous exposure to the pathogen enhances the immune response </text:p>
            </text:list-item>
            <text:list-item>
              <text:p text:style-name="P35">Overview of Vertebrate Immunity</text:p>
              <text:list>
                <text:list-item>
                  <text:p text:style-name="P35">Rapid response, recognize broad ranges of pathogens, no “memory”</text:p>
                </text:list-item>
                <text:list-item>
                  <text:p text:style-name="P35">Innate external barriers </text:p>
                  <text:list>
                    <text:list-item>
                      <text:p text:style-name="P35">Skin/exoskeleton, acidic environment, secretions, mucous membranes, hairs, cilia</text:p>
                    </text:list-item>
                  </text:list>
                </text:list-item>
                <text:list-item>
                  <text:p text:style-name="P35">If external barriers breached</text:p>
                  <text:list>
                    <text:list-item>
                      <text:p text:style-name="P35">Innate internal defenses<text:tab/></text:p>
                      <text:list>
                        <text:list-item>
                          <text:p text:style-name="P35">Phagocytic cells, natural kill cells, defensive proteins, inflammatory response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Acquired immunity </text:p>
              <text:list>
                <text:list-item>
                  <text:p text:style-name="P16">Set of defenses that is activated only after exposure to specific pathogen </text:p>
                </text:list-item>
              </text:list>
            </text:list-item>
            <text:list-item>
              <text:p text:style-name="P16">Unlike innate immunity, adaptive immunity differs from individual to individual </text:p>
              <text:list>
                <text:list-item>
                  <text:p text:style-name="P16">Depends on what pathogens they have been previously exposed to </text:p>
                </text:list-item>
              </text:list>
            </text:list-item>
            <text:list-item>
              <text:p text:style-name="P17">If innate defenses don’t clear infection </text:p>
              <text:list>
                <text:list-item>
                  <text:p text:style-name="P17">Adaptive responses (lymphocytes)</text:p>
                  <text:list>
                    <text:list-item>
                      <text:p text:style-name="P18">Defense against pathogens in body fluids</text:p>
                    </text:list-item>
                    <text:list-item>
                      <text:p text:style-name="P36"><text:span text:style-name="T6">Defense against pathogens inside body c</text:span><text:span text:style-name="T7">ells </text:span></text:p>
                    </text:list-item>
                  </text:list>
                </text:list-item>
                <text:list-item>
                  <text:p text:style-name="P37"><text:span text:style-name="T7">S</text:span><text:span text:style-name="T6">low response, recognize specific pathogens, have “memory”</text:span></text:p>
                </text:list-item>
              </text:list>
            </text:list-item>
            <text:list-item>
              <text:p text:style-name="P19">Adaptive immune response counters specific invaders <text:tab/></text:p>
              <text:list>
                <text:list-item>
                  <text:p text:style-name="P19">Antigens</text:p>
                  <text:list>
                    <text:list-item>
                      <text:p text:style-name="P19">Any molecule that elicits an adaptive immune response </text:p>
                    </text:list-item>
                    <text:list-item>
                      <text:p text:style-name="P38"><text:span text:style-name="T6">Fore</text:span><text:span text:style-name="T8">ign</text:span><text:span text:style-name="T6"> molecules recognized by our immune system </text:span></text:p>
                      <text:list>
                        <text:list-item>
                          <text:p text:style-name="P20"><text:soft-page-break/>Examples: viruses, bacteria, mold spores, pollen, house dust, or the cell surfaces of transplanted organs </text:p>
                          <text:list>
                            <text:list-item>
                              <text:p text:style-name="P20">Usually contain protein or polysaccharide based protrusions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">When the immune system detects an antigen </text:p>
                  <text:list>
                    <text:list-item>
                      <text:p text:style-name="P38"><text:span text:style-name="T6">It responses with an increase in the number of cells that either attack the invader directly or produce immune proteins called </text:span><text:span text:style-name="T9">antibodies</text:span><text:span text:style-name="T6"> </text:span></text:p>
                    </text:list-item>
                  </text:list>
                </text:list-item>
              </text:list>
            </text:list-item>
            <text:list-item>
              <text:p text:style-name="P21">Adaptive Immunity and Memory</text:p>
              <text:list>
                <text:list-item>
                  <text:p text:style-name="P21">Antibodies</text:p>
                  <text:list>
                    <text:list-item>
                      <text:p text:style-name="P21">Proteins found in blood plasma that attach to one particular kind of antigen and help counter its effects </text:p>
                    </text:list-item>
                  </text:list>
                </text:list-item>
                <text:list-item>
                  <text:p text:style-name="P21">Adaptive immunity has a remarkable “memory”</text:p>
                  <text:list>
                    <text:list-item>
                      <text:p text:style-name="P21">Can “remember” antigens it has encountered before, sometimes even many decades earlier, and react against them more quickly and vigorously on subsequent exposure </text:p>
                    </text:list-item>
                  </text:list>
                </text:list-item>
              </text:list>
            </text:list-item>
            <text:list-item>
              <text:p text:style-name="P21">Medical Technology and Immunity </text:p>
              <text:list>
                <text:list-item>
                  <text:p text:style-name="P22">Adaptive immunity is usually obtained by natural exposure to antigens </text:p>
                </text:list-item>
                <text:list-item>
                  <text:p text:style-name="P22">Can be achieved artificially by vaccination, also known as immunization <text:tab/></text:p>
                  <text:list>
                    <text:list-item>
                      <text:p text:style-name="P22">Immune system is confronted with a vaccine </text:p>
                      <text:list>
                        <text:list-item>
                          <text:p text:style-name="P22">Composed of harmless variant </text:p>
                        </text:list-item>
                        <text:list-item>
                          <text:p text:style-name="P22">Part of a disease-causing microbe </text:p>
                          <text:list>
                            <text:list-item>
                              <text:p text:style-name="P22">e.g. an inactivated bacterial toxin, a dead or weakened virus, or a piece of a viru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Lymphatic system becomes a crucial battleground during infection </text:p>
          <text:list>
            <text:list-item>
              <text:p text:style-name="P23">Lymphatic system </text:p>
              <text:list>
                <text:list-item>
                  <text:p text:style-name="P39"><text:span text:style-name="T6">Involves in innate and </text:span><text:span text:style-name="T10">adaptive</text:span><text:span text:style-name="T6"> immunity </text:span></text:p>
                </text:list-item>
                <text:list-item>
                  <text:p text:style-name="P39"><text:span text:style-name="T6">Consists of branching </text:span><text:span text:style-name="T10">n</text:span><text:span text:style-name="T6">etwork of:</text:span></text:p>
                  <text:list>
                    <text:list-item>
                      <text:p text:style-name="P39"><text:span text:style-name="T10">Lymphatic</text:span><text:span text:style-name="T6"> ves</text:span><text:span text:style-name="T10">se</text:span><text:span text:style-name="T6">ls </text:span></text:p>
                    </text:list-item>
                    <text:list-item>
                      <text:p text:style-name="P23">Lymph nodes</text:p>
                    </text:list-item>
                    <text:list-item>
                      <text:p text:style-name="P39"><text:span text:style-name="T6">Lymp</text:span><text:span text:style-name="T10">h</text:span></text:p>
                    </text:list-item>
                  </text:list>
                </text:list-item>
              </text:list>
            </text:list-item>
            <text:list-item>
              <text:p text:style-name="P40"><text:span text:style-name="T10">T</text:span><text:span text:style-name="T6">wo main functions </text:span></text:p>
              <text:list>
                <text:list-item>
                  <text:p text:style-name="P24">Return tissue fluid back to circulatory system </text:p>
                </text:list-item>
                <text:list-item>
                  <text:p text:style-name="P24">Fight infection </text:p>
                </text:list-item>
              </text:list>
            </text:list-item>
            <text:list-item>
              <text:p text:style-name="P24">Lymphatic vessels </text:p>
              <text:list>
                <text:list-item>
                  <text:p text:style-name="P24">Collect fluid from body tissues </text:p>
                </text:list-item>
                <text:list-item>
                  <text:p text:style-name="P24">Return it as lymph to the blood </text:p>
                </text:list-item>
              </text:list>
            </text:list-item>
            <text:list-item>
              <text:p text:style-name="P41"><text:span text:style-name="T6">As lymph circulates through l</text:span><text:span text:style-name="T11">y</text:span><text:span text:style-name="T6">mphatic organs it </text:span></text:p>
              <text:list>
                <text:list-item>
                  <text:p text:style-name="P25">Collects microbes, parts of microbes, and microbial toxins </text:p>
                </text:list-item>
                <text:list-item>
                  <text:p text:style-name="P25">Transports them to lymphatic organs, where macrophages in lymphatic organs engulf the invaders and lymphocytes may mount an adaptive immune response </text:p>
                </text:list-item>
              </text:list>
            </text:list-item>
          </text:list>
        </text:list-item>
        <text:list-item>
          <text:p text:style-name="P26">Specialized blood cells assist in immune defense </text:p>
          <text:list>
            <text:list-item>
              <text:p text:style-name="P26">Lymphocytes</text:p>
              <text:list>
                <text:list-item>
                  <text:p text:style-name="P26">White blood cells that spend most of their time in the blood and the tissues and organs of the lymphatic system (NK cells)</text:p>
                </text:list-item>
                <text:list-item>
                  <text:p text:style-name="P26">Responsible for adaptive immunity </text:p>
                </text:list-item>
                <text:list-item>
                  <text:p text:style-name="P26">Provide specialized defenses that act on pathogens located in either the body fluids or inside cells </text:p>
                </text:list-item>
                <text:list-item>
                  <text:p text:style-name="P27">Develop in lymphoid stem cells</text:p>
                </text:list-item>
              </text:list>
            </text:list-item>
          </text:list>
        </text:list-item>
        <text:list-item>
          <text:p text:style-name="P28">Lymphocytes mount a dual defense </text:p>
          <text:list>
            <text:list-item>
              <text:p text:style-name="P28">Lymphocytes originate from stem cells in bone marrow </text:p>
              <text:list>
                <text:list-item>
                  <text:p text:style-name="P28">B lymphocytes, or B cells </text:p>
                  <text:list>
                    <text:list-item>
                      <text:p text:style-name="P29"><text:soft-page-break/>Continue developing in bone marrow</text:p>
                    </text:list-item>
                    <text:list-item>
                      <text:p text:style-name="P30">Participate in the humoral immune response </text:p>
                    </text:list-item>
                    <text:list-item>
                      <text:p text:style-name="P42"><text:span text:style-name="T12">Defend primarily agai</text:span><text:span text:style-name="T13">ns</text:span><text:span text:style-name="T12">t bacteria and viruses present in the body fluids</text:span></text:p>
                    </text:list-item>
                    <text:list-item>
                      <text:p text:style-name="P42"><text:span text:style-name="T12">Secrete antibodies in the blood and lymph</text:span><text:span text:style-name="T6"> </text:span></text:p>
                    </text:list-item>
                  </text:list>
                </text:list-item>
                <text:list-item>
                  <text:p text:style-name="P28">T lymphocytes, or T cells </text:p>
                  <text:list>
                    <text:list-item>
                      <text:p text:style-name="P28">Develop further in the thymus</text:p>
                    </text:list-item>
                    <text:list-item>
                      <text:p text:style-name="P30">Participate in the cell-mediated immune response </text:p>
                    </text:list-item>
                    <text:list-item>
                      <text:p text:style-name="P30">Attack cells infected with bacteria or viruses</text:p>
                    </text:list-item>
                    <text:list-item>
                      <text:p text:style-name="P30">Promote phagocytosis by other white blood cells and by stimulating B cells to produce antibodies </text:p>
                    </text:list-item>
                  </text:list>
                </text:list-item>
              </text:list>
            </text:list-item>
            <text:list-item>
              <text:p text:style-name="P28">By mounting a dual defense, B and T cells defend against infections in body fluids and those inside cells </text:p>
            </text:list-item>
          </text:list>
        </text:list-item>
        <text:list-item>
          <text:p text:style-name="P31">Lymphocytes and their antigen receptors </text:p>
          <text:list>
            <text:list-item>
              <text:p text:style-name="P31">When a B cell develops in bone marrow or a T cell develops in the thymus </text:p>
              <text:list>
                <text:list-item>
                  <text:p text:style-name="P43"><text:span text:style-name="T6">Cells differentiate from other cells by synthesizing </text:span><text:span text:style-name="T14">many copies of a specific </text:span></text:p>
                </text:list-item>
              </text:list>
            </text:list-item>
          </text:list>
        </text:list-item>
        <text:list-item>
          <text:p text:style-name="P44"><text:span text:style-name="T14">B</text:span><text:span text:style-name="T6">oth the humoral and cell-mediated immune responses are initiated when lymphocytes recognize antigens </text:span></text:p>
          <text:list>
            <text:list-item>
              <text:p text:style-name="P32">B cells bind antigens directly </text:p>
            </text:list-item>
            <text:list-item>
              <text:p text:style-name="P32">T cells require an additional step for recognition </text:p>
            </text:list-item>
          </text:list>
        </text:list-item>
        <text:list-item>
          <text:p text:style-name="P33">Antigen receptors and antibodies bind to specific regions on an antigen </text:p>
          <text:list>
            <text:list-item>
              <text:p text:style-name="P33">Antigenic determinants </text:p>
              <text:list>
                <text:list-item>
                  <text:p text:style-name="P33">Specific regions on an antigen where antibodies bind </text:p>
                </text:list-item>
              </text:list>
            </text:list-item>
            <text:list-item>
              <text:p text:style-name="P33">The specific region of an antigen receptor or antibody that recognizes an antigenic determinant is the antigen-binding site </text:p>
              <text:list>
                <text:list-item>
                  <text:p text:style-name="P33">Binding site and antigenic determinant have shapes like a lock and key </text:p>
                </text:list-item>
                <text:list-item>
                  <text:p text:style-name="P33">An antigen usually has several different determinants </text:p>
                </text:list-item>
                <text:list-item>
                  <text:p text:style-name="P34">Antigen receptors on B cells recognize and bind to the antigenic determinant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33:47.607709533</meta:creation-date>
    <dc:date>2018-02-05T21:51:14.783915596</dc:date>
    <meta:editing-duration>PT1H28M20S</meta:editing-duration>
    <meta:editing-cycles>59</meta:editing-cycles>
    <meta:generator>LibreOffice/5.4.4.2$Linux_X86_64 LibreOffice_project/40m0$Build-2</meta:generator>
    <meta:document-statistic meta:table-count="0" meta:image-count="0" meta:object-count="0" meta:page-count="4" meta:paragraph-count="153" meta:word-count="1207" meta:character-count="7490" meta:non-whitespace-character-count="6480"/>
  </office:meta>
</office:document-meta>
</file>